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Accuracy and Recall Tabl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ilter Size</text:p>
          </table:table-cell>
          <table:table-cell table:style-name="ce1" office:value-type="string" calcext:value-type="string">
            <text:p>Quan. Levels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09:48:10.92452720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8:46:36.463000000</meta:creation-date>
    <meta:generator>LibreOffice/7.5.8.2$Linux_X86_64 LibreOffice_project/50$Build-2</meta:generator>
    <dc:date>2023-12-08T09:48:47.129531697</dc:date>
    <meta:editing-duration>PT14M36S</meta:editing-duration>
    <meta:editing-cycles>2</meta:editing-cycles>
    <meta:document-statistic meta:table-count="1" meta:cell-count="16" meta:object-count="0"/>
  </office:meta>
</office:document-meta>
</file>